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KW 1 phase</text:p>
          </table:table-cell>
          <table:table-cell office:value-type="string" calcext:value-type="string">
            <text:p>KW 3 phase</text:p>
          </table:table-cell>
        </table:table-row>
        <table:table-row table:style-name="ro1">
          <table:table-cell office:value-type="string" calcext:value-type="string">
            <text:p>16A Arduino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style-name="ce1" table:formula="of:=[.B4]*[.C4]/1000" office:value-type="float" office:value="3.6" calcext:value-type="float">
            <text:p>3.6</text:p>
          </table:table-cell>
          <table:table-cell table:style-name="ce1" table:formula="of:=[.D4]*3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30A SPDT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style-name="ce1" table:formula="of:=[.B5]*[.C5]/1000" office:value-type="float" office:value="7.2" calcext:value-type="float">
            <text:p>7.2</text:p>
          </table:table-cell>
          <table:table-cell table:style-name="ce1" table:formula="of:=[.D5]*3"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style-name="ce1" table:formula="of:=[.B6]*[.C6]/1000" office:value-type="float" office:value="11.52" calcext:value-type="float">
            <text:p>11.5</text:p>
          </table:table-cell>
          <table:table-cell table:style-name="ce1" table:formula="of:=[.D6]*3" office:value-type="float" office:value="34.56" calcext:value-type="float">
            <text:p>34.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ring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0:04:29.026444701</meta:creation-date>
    <dc:date>2021-02-05T18:19:21.288416157</dc:date>
    <meta:editing-duration>PT6H24M1S</meta:editing-duration>
    <meta:editing-cycles>1</meta:editing-cycles>
    <meta:document-statistic meta:table-count="1" meta:cell-count="24" meta:object-count="0"/>
    <meta:generator>LibreOffice/7.0.3.1$Linux_X86_64 LibreOffice_project/00$Build-1</meta:generator>
  </office:meta>
</office:document-meta>
</file>